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6ec4" officeooo:paragraph-rsid="001a6ec4"/>
    </style:style>
    <style:style style:name="P2" style:family="paragraph" style:parent-style-name="Standard">
      <style:text-properties style:font-name="Arial" officeooo:rsid="001a6ec4" officeooo:paragraph-rsid="001a6ec4"/>
    </style:style>
    <style:style style:name="P3" style:family="paragraph" style:parent-style-name="Standard">
      <style:text-properties style:font-name="Arial" fo:font-weight="bold" officeooo:rsid="001a6ec4" officeooo:paragraph-rsid="001a6ec4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officeooo:rsid="001a6ec4" officeooo:paragraph-rsid="001a6ec4"/>
    </style:style>
    <style:style style:name="P5" style:family="paragraph" style:parent-style-name="Standard">
      <style:text-properties style:font-name="Arial" officeooo:rsid="001a6ec4" officeooo:paragraph-rsid="001a6ec4"/>
    </style:style>
    <style:style style:name="T1" style:family="text">
      <style:text-properties style:font-name="Ari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ce73"/>
    </style:style>
    <style:style style:name="T4" style:family="text">
      <style:text-properties officeooo:rsid="001bfbeb"/>
    </style:style>
    <style:style style:name="T5" style:family="text">
      <style:text-properties officeooo:rsid="001c5a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-Type FD</text:p>
      <text:p text:style-name="P2"/>
      <text:p text:style-name="P2"/>
      <text:p text:style-name="P1"><text:span text:style-name="T1">… ist eine neue Version von Fu-Type (</text:span><text:a xlink:type="simple" xlink:href="http://webuser.hs-furtwangen.de/~ascheure/DM/S2/Prog/Fu-Type/"><text:span text:style-name="T1">http://webuser.hs-furtwangen.de/~ascheure/DM/S2/Prog/Fu-Type/</text:span></text:a><text:span text:style-name="T1">), FD steht für „Flash Downgrade“.</text:span></text:p>
      <text:p text:style-name="P2"/>
      <text:p text:style-name="P2">Neu gegenüber der ursprünglichen Verison sollen animierte Gegner und ein verbessertes UI sein.</text:p>
      <text:p text:style-name="P2"/>
      <text:p text:style-name="P2"/>
      <text:p text:style-name="P3">Fu-Type</text:p>
      <text:p text:style-name="P2"/>
      <text:p text:style-name="P2">Sidescrolling Furaum Action Shooter. Ein Raumschiff über den Bildschirm gesteuert und <text:s/></text:p>
      <text:p text:style-name="P2">wird von Gegnerhorden angegriffen. </text:p>
      <text:p text:style-name="P2"/>
      <text:p text:style-name="P2"/>
      <text:p text:style-name="P4">Spiel: </text:p>
      <text:p text:style-name="P2"><text:tab/>- <text:span text:style-name="T3">Keyboard</text:span> Steuerung</text:p>
      <text:p text:style-name="P2"><text:tab/>- verschiedene Gegnertypen mit unterschiedlichem Verhalten</text:p>
      <text:p text:style-name="P2"/>
      <text:p text:style-name="P2"/>
      <text:p text:style-name="P2"><text:span text:style-name="T2">Tech:</text:span> </text:p>
      <text:p text:style-name="P2"/>
      <text:p text:style-name="P2"><text:tab/>Klassen:</text:p>
      <text:p text:style-name="P2"><text:tab/><text:tab/>- <text:span text:style-name="T4">Spieler</text:span></text:p>
      <text:p text:style-name="P2"><text:tab/><text:tab/>- <text:span text:style-name="T4">Gegner</text:span></text:p>
      <text:p text:style-name="P2"><text:tab/><text:tab/><text:tab/>- Verschidene Gegner durch Subklassen</text:p>
      <text:p text:style-name="P2"><text:tab/><text:tab/>- <text:span text:style-name="T4">Spawner</text:span></text:p>
      <text:p text:style-name="P2"><text:tab/><text:tab/>- <text:span text:style-name="T4">Projektile</text:span></text:p>
      <text:p text:style-name="P2"><text:tab/><text:tab/>- <text:span text:style-name="T4">Score</text:span></text:p>
      <text:p text:style-name="P2"><text:tab/></text:p>
      <text:p text:style-name="P2"><text:tab/>Kollision/Treffer werden von der Raumschiff- bzw. Gegnerklasse geprüft.</text:p>
      <text:p text:style-name="P2"><text:tab/>Raumschiff =&gt; Gegner, Raumschiff =&gt; Projektile</text:p>
      <text:p text:style-name="P2"><text:tab/>Gegner =&gt; Projektile</text:p>
      <text:p text:style-name="P2"><text:tab/></text:p>
      <text:p text:style-name="P2"><text:tab/>Projektile haben eine <text:span text:style-name="T5">beshädigen nicht die eigene Frak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19:54.363000000</meta:creation-date>
    <dc:date>2014-02-23T21:12:11.698000000</dc:date>
    <meta:editing-duration>PT1M39S</meta:editing-duration>
    <meta:editing-cycles>4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23" meta:word-count="96" meta:character-count="764" meta:non-whitespace-character-count="662"/>
  </office:meta>
</office:document-meta>
</file>